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287in" svg:y="2.1728in">
            <draw:object draw:notify-on-update-of-ranges="Sheet1.H5:Sheet1.H5 Sheet1.H6:Sheet1.H9 Sheet1.I5:Sheet1.I5 Sheet1.I6:Sheet1.I9 Sheet1.H5:Sheet1.H5 Sheet1.H6:Sheet1.H9 Sheet1.J5:Sheet1.J5 Sheet1.J6:Sheet1.J9 Sheet1.H5:Sheet1.H5 Sheet1.H6:Sheet1.H9 Sheet1.K5:Sheet1.K5 Sheet1.K6:Sheet1.K9 Sheet1.H5:Sheet1.H5 Sheet1.H6:Sheet1.H9 Sheet1.L5:Sheet1.L5 Sheet1.L6:Sheet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 refinement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 table:number-columns-spanned="2" table:number-rows-spanned="1">
            <text:p>S(m,n)</text:p>
          </table:table-cell>
          <table:covered-table-cell/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phase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|S11|</text:p>
          </table:table-cell>
          <table:table-cell office:value-type="string" calcext:value-type="string">
            <text:p>|S22|</text:p>
          </table:table-cell>
          <table:table-cell office:value-type="string" calcext:value-type="string">
            <text:p>phase S31</text:p>
          </table:table-cell>
          <table:table-cell office:value-type="string" calcext:value-type="string">
            <text:p>phase S4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999485538839" calcext:value-type="float">
            <text:p>-4.9999485538839</text:p>
          </table:table-cell>
          <table:table-cell office:value-type="float" office:value="131.850298739113" calcext:value-type="float">
            <text:p>131.8502987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6]" office:value-type="float" office:value="-4.9999485538839" calcext:value-type="float">
            <text:p>-4.9999485538839</text:p>
          </table:table-cell>
          <table:table-cell table:formula="of:=[.D11]" office:value-type="float" office:value="-7.09220414271643" calcext:value-type="float">
            <text:p>-7.09220414271643</text:p>
          </table:table-cell>
          <table:table-cell table:formula="of:=[.E14]" office:value-type="float" office:value="-39.6043609634053" calcext:value-type="float">
            <text:p>-39.6043609634053</text:p>
          </table:table-cell>
          <table:table-cell table:formula="of:=[.E19]" office:value-type="float" office:value="-41.8051849876347" calcext:value-type="float">
            <text:p>-41.8051849876347</text:p>
          </table:table-cell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18511148305186" calcext:value-type="float">
            <text:p>-6.18511148305186</text:p>
          </table:table-cell>
          <table:table-cell office:value-type="float" office:value="129.898826580848" calcext:value-type="float">
            <text:p>129.8988265808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24]" office:value-type="float" office:value="-5.30496301406403" calcext:value-type="float">
            <text:p>-5.30496301406403</text:p>
          </table:table-cell>
          <table:table-cell table:formula="of:=[.D29]" office:value-type="float" office:value="-6.81847518845793" calcext:value-type="float">
            <text:p>-6.81847518845793</text:p>
          </table:table-cell>
          <table:table-cell table:formula="of:=[.E32]" office:value-type="float" office:value="-38.6832615742204" calcext:value-type="float">
            <text:p>-38.6832615742204</text:p>
          </table:table-cell>
          <table:table-cell table:formula="of:=[.E37]" office:value-type="float" office:value="-40.4695371192846" calcext:value-type="float">
            <text:p>-40.4695371192846</text:p>
          </table:table-cell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7.04918591665073" calcext:value-type="float">
            <text:p>-7.04918591665073</text:p>
          </table:table-cell>
          <table:table-cell office:value-type="float" office:value="-39.6043609634053" calcext:value-type="float">
            <text:p>-39.60436096340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D42]" office:value-type="float" office:value="-5.35322780252888" calcext:value-type="float">
            <text:p>-5.35322780252888</text:p>
          </table:table-cell>
          <table:table-cell table:formula="of:=[.D47]" office:value-type="float" office:value="-6.7846684862651" calcext:value-type="float">
            <text:p>-6.7846684862651</text:p>
          </table:table-cell>
          <table:table-cell table:formula="of:=[.E50]" office:value-type="float" office:value="-38.8015519448259" calcext:value-type="float">
            <text:p>-38.8015519448259</text:p>
          </table:table-cell>
          <table:table-cell table:formula="of:=[.E55]" office:value-type="float" office:value="-40.1954639901818" calcext:value-type="float">
            <text:p>-40.1954639901818</text:p>
          </table:table-cell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.09036362167636" calcext:value-type="float">
            <text:p>-6.09036362167636</text:p>
          </table:table-cell>
          <table:table-cell office:value-type="float" office:value="129.506962066155" calcext:value-type="float">
            <text:p>129.506962066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60]" office:value-type="float" office:value="-5.36317966080329" calcext:value-type="float">
            <text:p>-5.36317966080329</text:p>
          </table:table-cell>
          <table:table-cell table:formula="of:=[.D65]" office:value-type="float" office:value="-6.7673017489812" calcext:value-type="float">
            <text:p>-6.7673017489812</text:p>
          </table:table-cell>
          <table:table-cell table:formula="of:=[.E68]" office:value-type="float" office:value="-38.8074622513831" calcext:value-type="float">
            <text:p>-38.8074622513831</text:p>
          </table:table-cell>
          <table:table-cell table:formula="of:=[.E73]" office:value-type="float" office:value="-40.1581508479914" calcext:value-type="float">
            <text:p>-40.1581508479914</text:p>
          </table:table-cell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.18511148305186" calcext:value-type="float">
            <text:p>-6.18511148305186</text:p>
          </table:table-cell>
          <table:table-cell office:value-type="float" office:value="129.898826580848" calcext:value-type="float">
            <text:p>129.898826580848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2" calcext:value-type="float">
            <text:p>2</text:p>
          </table:table-cell>
          <table:table-cell office:value-type="float" office:value="-7.09220414271643" calcext:value-type="float">
            <text:p>-7.09220414271643</text:p>
          </table:table-cell>
          <table:table-cell office:value-type="float" office:value="132.231530508378" calcext:value-type="float">
            <text:p>132.23153050837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.10399871483912" calcext:value-type="float">
            <text:p>-6.10399871483912</text:p>
          </table:table-cell>
          <table:table-cell office:value-type="float" office:value="129.162341511586" calcext:value-type="float">
            <text:p>129.16234151158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.96860076430782" calcext:value-type="float">
            <text:p>-4.96860076430782</text:p>
          </table:table-cell>
          <table:table-cell office:value-type="float" office:value="-41.8051849876347" calcext:value-type="float">
            <text:p>-41.805184987634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.04918591665073" calcext:value-type="float">
            <text:p>-7.04918591665073</text:p>
          </table:table-cell>
          <table:table-cell office:value-type="float" office:value="-39.6043609634053" calcext:value-type="float">
            <text:p>-39.604360963405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.10399871483912" calcext:value-type="float">
            <text:p>-6.10399871483912</text:p>
          </table:table-cell>
          <table:table-cell office:value-type="float" office:value="129.162341511586" calcext:value-type="float">
            <text:p>129.16234151158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-5.12182829231385" calcext:value-type="float">
            <text:p>-5.12182829231385</text:p>
          </table:table-cell>
          <table:table-cell office:value-type="float" office:value="131.203644602189" calcext:value-type="float">
            <text:p>131.20364460218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.02512777529107" calcext:value-type="float">
            <text:p>-6.02512777529107</text:p>
          </table:table-cell>
          <table:table-cell office:value-type="float" office:value="129.716226173916" calcext:value-type="float">
            <text:p>129.71622617391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.09036362167636" calcext:value-type="float">
            <text:p>-6.09036362167636</text:p>
          </table:table-cell>
          <table:table-cell office:value-type="float" office:value="129.506962066155" calcext:value-type="float">
            <text:p>129.50696206615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.96860076430782" calcext:value-type="float">
            <text:p>-4.96860076430782</text:p>
          </table:table-cell>
          <table:table-cell office:value-type="float" office:value="-41.8051849876347" calcext:value-type="float">
            <text:p>-41.805184987634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6.02512777529107" calcext:value-type="float">
            <text:p>-6.02512777529107</text:p>
          </table:table-cell>
          <table:table-cell office:value-type="float" office:value="129.716226173916" calcext:value-type="float">
            <text:p>129.716226173916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4" calcext:value-type="float">
            <text:p>4</text:p>
          </table:table-cell>
          <table:table-cell office:value-type="float" office:value="-7.30774451895593" calcext:value-type="float">
            <text:p>-7.30774451895593</text:p>
          </table:table-cell>
          <table:table-cell office:value-type="float" office:value="132.244083585303" calcext:value-type="float">
            <text:p>132.244083585303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0496301406403" calcext:value-type="float">
            <text:p>-5.30496301406403</text:p>
          </table:table-cell>
          <table:table-cell office:value-type="float" office:value="132.901274183705" calcext:value-type="float">
            <text:p>132.90127418370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10053636459485" calcext:value-type="float">
            <text:p>-6.10053636459485</text:p>
          </table:table-cell>
          <table:table-cell office:value-type="float" office:value="132.918992133094" calcext:value-type="float">
            <text:p>132.91899213309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.7351376659916" calcext:value-type="float">
            <text:p>-6.7351376659916</text:p>
          </table:table-cell>
          <table:table-cell office:value-type="float" office:value="-38.6832615742204" calcext:value-type="float">
            <text:p>-38.683261574220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.07369399922044" calcext:value-type="float">
            <text:p>-6.07369399922044</text:p>
          </table:table-cell>
          <table:table-cell office:value-type="float" office:value="131.891796033805" calcext:value-type="float">
            <text:p>131.89179603380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.10053636459485" calcext:value-type="float">
            <text:p>-6.10053636459485</text:p>
          </table:table-cell>
          <table:table-cell office:value-type="float" office:value="132.918992133094" calcext:value-type="float">
            <text:p>132.918992133094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2" calcext:value-type="float">
            <text:p>2</text:p>
          </table:table-cell>
          <table:table-cell office:value-type="float" office:value="-6.81847518845793" calcext:value-type="float">
            <text:p>-6.81847518845793</text:p>
          </table:table-cell>
          <table:table-cell office:value-type="float" office:value="132.507877665747" calcext:value-type="float">
            <text:p>132.50787766574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.06738284005784" calcext:value-type="float">
            <text:p>-6.06738284005784</text:p>
          </table:table-cell>
          <table:table-cell office:value-type="float" office:value="131.86054561447" calcext:value-type="float">
            <text:p>131.8605456144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.25155809106454" calcext:value-type="float">
            <text:p>-5.25155809106454</text:p>
          </table:table-cell>
          <table:table-cell office:value-type="float" office:value="-40.4695371192846" calcext:value-type="float">
            <text:p>-40.469537119284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.7351376659916" calcext:value-type="float">
            <text:p>-6.7351376659916</text:p>
          </table:table-cell>
          <table:table-cell office:value-type="float" office:value="-38.6832615742204" calcext:value-type="float">
            <text:p>-38.683261574220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.06738284005784" calcext:value-type="float">
            <text:p>-6.06738284005784</text:p>
          </table:table-cell>
          <table:table-cell office:value-type="float" office:value="131.86054561447" calcext:value-type="float">
            <text:p>131.86054561447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-5.34212084342923" calcext:value-type="float">
            <text:p>-5.34212084342923</text:p>
          </table:table-cell>
          <table:table-cell office:value-type="float" office:value="132.81385276933" calcext:value-type="float">
            <text:p>132.8138527693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.06314123707043" calcext:value-type="float">
            <text:p>-6.06314123707043</text:p>
          </table:table-cell>
          <table:table-cell office:value-type="float" office:value="132.896483190305" calcext:value-type="float">
            <text:p>132.89648319030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.07369399922044" calcext:value-type="float">
            <text:p>-6.07369399922044</text:p>
          </table:table-cell>
          <table:table-cell office:value-type="float" office:value="131.891796033805" calcext:value-type="float">
            <text:p>131.89179603380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.25155809106454" calcext:value-type="float">
            <text:p>-5.25155809106454</text:p>
          </table:table-cell>
          <table:table-cell office:value-type="float" office:value="-40.4695371192846" calcext:value-type="float">
            <text:p>-40.469537119284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6.06314123707043" calcext:value-type="float">
            <text:p>-6.06314123707043</text:p>
          </table:table-cell>
          <table:table-cell office:value-type="float" office:value="132.896483190305" calcext:value-type="float">
            <text:p>132.896483190305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4" calcext:value-type="float">
            <text:p>4</text:p>
          </table:table-cell>
          <table:table-cell office:value-type="float" office:value="-6.85499982523994" calcext:value-type="float">
            <text:p>-6.85499982523994</text:p>
          </table:table-cell>
          <table:table-cell office:value-type="float" office:value="132.492991743932" calcext:value-type="float">
            <text:p>132.492991743932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5322780252888" calcext:value-type="float">
            <text:p>-5.35322780252888</text:p>
          </table:table-cell>
          <table:table-cell office:value-type="float" office:value="132.871743502969" calcext:value-type="float">
            <text:p>132.87174350296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08422725851325" calcext:value-type="float">
            <text:p>-6.08422725851325</text:p>
          </table:table-cell>
          <table:table-cell office:value-type="float" office:value="133.167158600027" calcext:value-type="float">
            <text:p>133.16715860002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.69524266243922" calcext:value-type="float">
            <text:p>-6.69524266243922</text:p>
          </table:table-cell>
          <table:table-cell office:value-type="float" office:value="-38.8015519448259" calcext:value-type="float">
            <text:p>-38.801551944825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.0678727761088" calcext:value-type="float">
            <text:p>-6.0678727761088</text:p>
          </table:table-cell>
          <table:table-cell office:value-type="float" office:value="132.15703079825" calcext:value-type="float">
            <text:p>132.1570307982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.08422725851325" calcext:value-type="float">
            <text:p>-6.08422725851325</text:p>
          </table:table-cell>
          <table:table-cell office:value-type="float" office:value="133.167158600027" calcext:value-type="float">
            <text:p>133.167158600027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2" calcext:value-type="float">
            <text:p>2</text:p>
          </table:table-cell>
          <table:table-cell office:value-type="float" office:value="-6.7846684862651" calcext:value-type="float">
            <text:p>-6.7846684862651</text:p>
          </table:table-cell>
          <table:table-cell office:value-type="float" office:value="132.773584547226" calcext:value-type="float">
            <text:p>132.77358454722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.0673111513438" calcext:value-type="float">
            <text:p>-6.0673111513438</text:p>
          </table:table-cell>
          <table:table-cell office:value-type="float" office:value="132.14627294371" calcext:value-type="float">
            <text:p>132.1462729437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.28918128674345" calcext:value-type="float">
            <text:p>-5.28918128674345</text:p>
          </table:table-cell>
          <table:table-cell office:value-type="float" office:value="-40.1954639901818" calcext:value-type="float">
            <text:p>-40.195463990181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.69524266243922" calcext:value-type="float">
            <text:p>-6.69524266243922</text:p>
          </table:table-cell>
          <table:table-cell office:value-type="float" office:value="-38.8015519448259" calcext:value-type="float">
            <text:p>-38.801551944825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.0673111513438" calcext:value-type="float">
            <text:p>-6.0673111513438</text:p>
          </table:table-cell>
          <table:table-cell office:value-type="float" office:value="132.14627294371" calcext:value-type="float">
            <text:p>132.14627294371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-5.36409396895894" calcext:value-type="float">
            <text:p>-5.36409396895894</text:p>
          </table:table-cell>
          <table:table-cell office:value-type="float" office:value="132.826427649609" calcext:value-type="float">
            <text:p>132.82642764960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.072003692573" calcext:value-type="float">
            <text:p>-6.072003692573</text:p>
          </table:table-cell>
          <table:table-cell office:value-type="float" office:value="133.139365756515" calcext:value-type="float">
            <text:p>133.13936575651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.0678727761088" calcext:value-type="float">
            <text:p>-6.0678727761088</text:p>
          </table:table-cell>
          <table:table-cell office:value-type="float" office:value="132.15703079825" calcext:value-type="float">
            <text:p>132.1570307982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.28918128674345" calcext:value-type="float">
            <text:p>-5.28918128674345</text:p>
          </table:table-cell>
          <table:table-cell office:value-type="float" office:value="-40.1954639901818" calcext:value-type="float">
            <text:p>-40.195463990181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6.072003692573" calcext:value-type="float">
            <text:p>-6.072003692573</text:p>
          </table:table-cell>
          <table:table-cell office:value-type="float" office:value="133.139365756515" calcext:value-type="float">
            <text:p>133.139365756515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4" calcext:value-type="float">
            <text:p>4</text:p>
          </table:table-cell>
          <table:table-cell office:value-type="float" office:value="-6.79838823826893" calcext:value-type="float">
            <text:p>-6.79838823826893</text:p>
          </table:table-cell>
          <table:table-cell office:value-type="float" office:value="132.744375603622" calcext:value-type="float">
            <text:p>132.744375603622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6317966080329" calcext:value-type="float">
            <text:p>-5.36317966080329</text:p>
          </table:table-cell>
          <table:table-cell office:value-type="float" office:value="133.171167886366" calcext:value-type="float">
            <text:p>133.17116788636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08497204051311" calcext:value-type="float">
            <text:p>-6.08497204051311</text:p>
          </table:table-cell>
          <table:table-cell office:value-type="float" office:value="133.280782755741" calcext:value-type="float">
            <text:p>133.28078275574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.68316709672979" calcext:value-type="float">
            <text:p>-6.68316709672979</text:p>
          </table:table-cell>
          <table:table-cell office:value-type="float" office:value="-38.8074622513831" calcext:value-type="float">
            <text:p>-38.807462251383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.06575390374065" calcext:value-type="float">
            <text:p>-6.06575390374065</text:p>
          </table:table-cell>
          <table:table-cell office:value-type="float" office:value="132.248150072123" calcext:value-type="float">
            <text:p>132.24815007212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.08497204051311" calcext:value-type="float">
            <text:p>-6.08497204051311</text:p>
          </table:table-cell>
          <table:table-cell office:value-type="float" office:value="133.280782755741" calcext:value-type="float">
            <text:p>133.280782755741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2" calcext:value-type="float">
            <text:p>2</text:p>
          </table:table-cell>
          <table:table-cell office:value-type="float" office:value="-6.7673017489812" calcext:value-type="float">
            <text:p>-6.7673017489812</text:p>
          </table:table-cell>
          <table:table-cell office:value-type="float" office:value="133.121471707135" calcext:value-type="float">
            <text:p>133.12147170713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.06475051484694" calcext:value-type="float">
            <text:p>-6.06475051484694</text:p>
          </table:table-cell>
          <table:table-cell office:value-type="float" office:value="132.241036147911" calcext:value-type="float">
            <text:p>132.24103614791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.30319239787186" calcext:value-type="float">
            <text:p>-5.30319239787186</text:p>
          </table:table-cell>
          <table:table-cell office:value-type="float" office:value="-40.1581508479914" calcext:value-type="float">
            <text:p>-40.158150847991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.68316709672979" calcext:value-type="float">
            <text:p>-6.68316709672979</text:p>
          </table:table-cell>
          <table:table-cell office:value-type="float" office:value="-38.8074622513831" calcext:value-type="float">
            <text:p>-38.807462251383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.06475051484694" calcext:value-type="float">
            <text:p>-6.06475051484694</text:p>
          </table:table-cell>
          <table:table-cell office:value-type="float" office:value="132.241036147911" calcext:value-type="float">
            <text:p>132.241036147911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-5.37991236478561" calcext:value-type="float">
            <text:p>-5.37991236478561</text:p>
          </table:table-cell>
          <table:table-cell office:value-type="float" office:value="133.027676797824" calcext:value-type="float">
            <text:p>133.02767679782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.06645920705849" calcext:value-type="float">
            <text:p>-6.06645920705849</text:p>
          </table:table-cell>
          <table:table-cell office:value-type="float" office:value="133.166727453042" calcext:value-type="float">
            <text:p>133.166727453042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.06575390374065" calcext:value-type="float">
            <text:p>-6.06575390374065</text:p>
          </table:table-cell>
          <table:table-cell office:value-type="float" office:value="132.248150072123" calcext:value-type="float">
            <text:p>132.24815007212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.30319239787186" calcext:value-type="float">
            <text:p>-5.30319239787186</text:p>
          </table:table-cell>
          <table:table-cell office:value-type="float" office:value="-40.1581508479914" calcext:value-type="float">
            <text:p>-40.158150847991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6.06645920705849" calcext:value-type="float">
            <text:p>-6.06645920705849</text:p>
          </table:table-cell>
          <table:table-cell office:value-type="float" office:value="133.166727453042" calcext:value-type="float">
            <text:p>133.16672745304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4" calcext:value-type="float">
            <text:p>4</text:p>
          </table:table-cell>
          <table:table-cell office:value-type="float" office:value="-6.78773563259561" calcext:value-type="float">
            <text:p>-6.78773563259561</text:p>
          </table:table-cell>
          <table:table-cell office:value-type="float" office:value="133.009149330452" calcext:value-type="float">
            <text:p>133.00914933045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10484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4:58:38.649492458</meta:creation-date>
    <dc:date>2024-08-02T15:17:16.012527228</dc:date>
    <meta:editing-duration>PT18M36S</meta:editing-duration>
    <meta:editing-cycles>4</meta:editing-cycles>
    <meta:generator>LibreOffice/6.4.7.2$Linux_X86_64 LibreOffice_project/40$Build-2</meta:generator>
    <meta:document-statistic meta:table-count="1" meta:cell-count="2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" chart:origin="0" chart:interval-major="1" chart:interval-minor-divisor="1" chart:reverse-direction="false" text:line-break="false" loext:try-staggering-first="false" chart:link-data-style-to-source="true" chart:axis-position="-8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8" chart:maximum="-0" chart:origin="-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43" chart:maximum="-3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454cm" style:legend-expansion="high" chart:style-name="ch2"/>
        <chart:plot-area chart:style-name="ch3" table:cell-range-address="Sheet1.H5:Sheet1.L9" chart:data-source-has-labels="row" svg:x="1.331cm" svg:y="0.18cm" svg:width="10.484cm" svg:height="7.659cm">
          <chartooo:coordinate-region svg:x="1.873cm" svg:y="0.38cm" svg:width="9.214cm" svg:height="6.812cm"/>
          <chart:axis chart:dimension="x" chart:name="primary-x" chart:style-name="ch4">
            <chart:title svg:x="6.106cm" svg:y="8.019cm" chart:style-name="ch5">
              <text:p>Order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5.111cm" chart:style-name="ch8">
              <text:p>Magnitude, dB</text:p>
            </chart:title>
            <chart:grid chart:style-name="ch9" chart:class="major"/>
          </chart:axis>
          <chart:axis chart:dimension="y" chart:name="secondary-y" chart:style-name="ch10">
            <chart:title svg:x="12.135cm" svg:y="4.886cm" chart:style-name="ch8">
              <text:p>Phase, deg</text:p>
            </chart:title>
          </chart:axis>
          <chart:series chart:attached-axis="primary-y" chart:style-name="ch11" chart:values-cell-range-address="Sheet1.I6:Sheet1.I9" chart:label-cell-address="Sheet1.I5:Sheet1.I5" chart:class="chart:scatter">
            <chart:domain table:cell-range-address="Sheet1.H6:Sheet1.H9"/>
            <chart:data-point chart:repeated="4"/>
          </chart:series>
          <chart:series chart:attached-axis="primary-y" chart:style-name="ch12" chart:values-cell-range-address="Sheet1.J6:Sheet1.J9" chart:label-cell-address="Sheet1.J5:Sheet1.J5" chart:class="chart:scatter">
            <chart:data-point chart:repeated="4"/>
          </chart:series>
          <chart:series chart:attached-axis="secondary-y" chart:style-name="ch13" chart:values-cell-range-address="Sheet1.K6:Sheet1.K9" chart:label-cell-address="Sheet1.K5:Sheet1.K5" chart:class="chart:scatter">
            <chart:data-point chart:repeated="4"/>
          </chart:series>
          <chart:series chart:attached-axis="secondary-y" chart:style-name="ch14" chart:values-cell-range-address="Sheet1.L6:Sheet1.L9" chart:label-cell-address="Sheet1.L5:Sheet1.L5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|S11|</text:p>
                <draw:g>
                  <svg:desc>Sheet1.I5:Sheet1.I5</svg:desc>
                </draw:g>
              </table:table-cell>
              <table:table-cell office:value-type="string">
                <text:p>|S22|</text:p>
                <draw:g>
                  <svg:desc>Sheet1.J5:Sheet1.J5</svg:desc>
                </draw:g>
              </table:table-cell>
              <table:table-cell office:value-type="string">
                <text:p>phase S31</text:p>
                <draw:g>
                  <svg:desc>Sheet1.K5:Sheet1.K5</svg:desc>
                </draw:g>
              </table:table-cell>
              <table:table-cell office:value-type="string">
                <text:p>phase S42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6:Sheet1.H9</svg:desc>
                </draw:g>
              </table:table-cell>
              <table:table-cell office:value-type="float" office:value="-4.9999485538839">
                <text:p>-4.9999485538839</text:p>
                <draw:g>
                  <svg:desc>Sheet1.I6:Sheet1.I9</svg:desc>
                </draw:g>
              </table:table-cell>
              <table:table-cell office:value-type="float" office:value="-7.09220414271643">
                <text:p>-7.09220414271643</text:p>
                <draw:g>
                  <svg:desc>Sheet1.J6:Sheet1.J9</svg:desc>
                </draw:g>
              </table:table-cell>
              <table:table-cell office:value-type="float" office:value="-39.6043609634053">
                <text:p>-39.6043609634053</text:p>
                <draw:g>
                  <svg:desc>Sheet1.K6:Sheet1.K9</svg:desc>
                </draw:g>
              </table:table-cell>
              <table:table-cell office:value-type="float" office:value="-41.8051849876347">
                <text:p>-41.8051849876347</text:p>
                <draw:g>
                  <svg:desc>Sheet1.L6:Sheet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5.30496301406403">
                <text:p>-5.30496301406403</text:p>
              </table:table-cell>
              <table:table-cell office:value-type="float" office:value="-6.81847518845793">
                <text:p>-6.81847518845793</text:p>
              </table:table-cell>
              <table:table-cell office:value-type="float" office:value="-38.6832615742204">
                <text:p>-38.6832615742204</text:p>
              </table:table-cell>
              <table:table-cell office:value-type="float" office:value="-40.4695371192846">
                <text:p>-40.4695371192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.35322780252888">
                <text:p>-5.35322780252888</text:p>
              </table:table-cell>
              <table:table-cell office:value-type="float" office:value="-6.7846684862651">
                <text:p>-6.7846684862651</text:p>
              </table:table-cell>
              <table:table-cell office:value-type="float" office:value="-38.8015519448259">
                <text:p>-38.8015519448259</text:p>
              </table:table-cell>
              <table:table-cell office:value-type="float" office:value="-40.1954639901818">
                <text:p>-40.195463990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.36317966080329">
                <text:p>-5.36317966080329</text:p>
              </table:table-cell>
              <table:table-cell office:value-type="float" office:value="-6.7673017489812">
                <text:p>-6.7673017489812</text:p>
              </table:table-cell>
              <table:table-cell office:value-type="float" office:value="-38.8074622513831">
                <text:p>-38.8074622513831</text:p>
              </table:table-cell>
              <table:table-cell office:value-type="float" office:value="-40.1581508479914">
                <text:p>-40.1581508479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